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073cm" fo:min-width="2.914cm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922cm" fo:min-width="0.703cm"/>
    </style:style>
    <style:style style:name="gr4" style:family="graphic" style:parent-style-name="standard">
      <style:graphic-properties draw:textarea-horizontal-align="justify" draw:textarea-vertical-align="middle" draw:auto-grow-height="false" fo:min-height="0.923cm" fo:min-width="0.703cm"/>
    </style:style>
    <style:style style:name="gr5" style:family="graphic" style:parent-style-name="objectwithoutfill">
      <style:graphic-properties draw:stroke="dash" draw:stroke-dash="Fine_20_Dashed"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draw:stroke="dash" draw:stroke-dash="Fine_20_Dotted"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826cm" svg:height="4.699cm" svg:x="2.524cm" svg:y="1.889cm">
          <text:p text:style-name="P1">P2PN-DNS</text:p>
          <text:p text:style-name="P1">Node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4.826cm" svg:height="4.699cm" svg:x="14.208cm" svg:y="4.81cm">
          <text:p text:style-name="P1">P2PN-DNS</text:p>
          <text:p text:style-name="P1">Node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4.826cm" svg:height="4.699cm" svg:x="1.381cm" svg:y="12.049cm">
          <text:p text:style-name="P1">P2PN-DNS</text:p>
          <text:p text:style-name="P1">Node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4.826cm" svg:height="4.699cm" svg:x="13.192cm" svg:y="13.065cm">
          <text:p text:style-name="P1">P2PN-DNS</text:p>
          <text:p text:style-name="P1">Node 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4.826cm" svg:height="4.699cm" svg:x="8.493cm" svg:y="19.415cm">
          <text:p text:style-name="P1">P2PN-DNS</text:p>
          <text:p text:style-name="P1">Node 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6.644cm" svg:y1="5.9cm" svg:x2="13.898cm" svg:y2="13.753cm" draw:start-shape="id1" draw:start-glue-point="9" draw:end-shape="id2" draw:end-glue-point="5" svg:d="M6644 5900c0 5889 7254 1963 7254 7853" svg:viewBox="0 0 7255 7854">
          <text:p/>
        </draw:connector>
        <draw:connector draw:style-name="gr2" draw:text-style-name="P2" draw:layer="layout" draw:type="curve" svg:x1="4.937cm" svg:y1="6.588cm" svg:x2="10.906cm" svg:y2="19.415cm" draw:start-shape="id1" draw:start-glue-point="8" draw:end-shape="id3" svg:d="M4937 6588c0 9619 5969 3206 5969 12827" svg:viewBox="0 0 5970 12828">
          <text:p/>
        </draw:connector>
        <draw:connector draw:style-name="gr2" draw:text-style-name="P2" draw:layer="layout" draw:type="lines" svg:x1="3.23cm" svg:y1="5.9cm" svg:x2="3.794cm" svg:y2="12.049cm" draw:start-shape="id1" draw:start-glue-point="7" draw:end-shape="id4" svg:d="M3230 5900v1189l564 4458v502" svg:viewBox="0 0 565 6150">
          <text:p/>
        </draw:connector>
        <draw:connector draw:style-name="gr2" draw:text-style-name="P2" draw:layer="layout" draw:type="curve" draw:line-skew="0.938cm" svg:x1="6.644cm" svg:y1="2.577cm" svg:x2="14.914cm" svg:y2="5.498cm" draw:start-shape="id1" draw:start-glue-point="11" draw:end-shape="id5" draw:end-glue-point="5" svg:d="M6644 2577c0-378 8270-1838 8270 2921" svg:viewBox="0 0 8271 3430">
          <text:p/>
        </draw:connector>
        <draw:connector draw:style-name="gr2" draw:text-style-name="P2" draw:layer="layout" draw:type="curve" svg:x1="14.208cm" svg:y1="7.16cm" svg:x2="5.501cm" svg:y2="12.737cm" draw:start-shape="id5" draw:start-glue-point="6" draw:end-shape="id4" draw:end-glue-point="11" svg:d="M14208 7160c-5805 0-8707 1859-8707 5577" svg:viewBox="0 0 8708 5578">
          <text:p/>
        </draw:connector>
        <draw:connector draw:style-name="gr2" draw:text-style-name="P2" draw:layer="layout" draw:type="curve" svg:x1="16.621cm" svg:y1="9.509cm" svg:x2="15.605cm" svg:y2="13.065cm" draw:start-shape="id5" draw:start-glue-point="8" draw:end-shape="id2" draw:end-glue-point="4" svg:d="M16621 9509c0 2667-1016 889-1016 3556" svg:viewBox="0 0 1017 3557">
          <text:p/>
        </draw:connector>
        <draw:connector draw:style-name="gr2" draw:text-style-name="P2" draw:layer="layout" draw:type="curve" draw:line-skew="-2.794cm" svg:x1="14.914cm" svg:y1="8.821cm" svg:x2="9.199cm" svg:y2="20.103cm" draw:start-shape="id5" draw:start-glue-point="7" draw:end-shape="id3" draw:end-glue-point="5" svg:d="M14914 8821c0 4270-5715-1370-5715 11282" svg:viewBox="0 0 5716 11283">
          <text:p/>
        </draw:connector>
        <draw:connector draw:style-name="gr2" draw:text-style-name="P2" draw:layer="layout" draw:type="curve" svg:x1="6.207cm" svg:y1="14.399cm" svg:x2="13.192cm" svg:y2="15.414cm" draw:start-shape="id4" draw:start-glue-point="10" draw:end-shape="id2" draw:end-glue-point="3" svg:d="M6207 14399c5239 0 1747 1015 6985 1015" svg:viewBox="0 0 6986 1016">
          <text:p/>
        </draw:connector>
        <draw:connector draw:style-name="gr2" draw:text-style-name="P2" draw:layer="layout" draw:type="curve" svg:x1="5.501cm" svg:y1="16.06cm" svg:x2="8.493cm" svg:y2="21.765cm" draw:start-shape="id4" draw:start-glue-point="9" draw:end-shape="id3" draw:end-glue-point="6" svg:d="M5501 16060c0 3804 997 5705 2992 5705" svg:viewBox="0 0 2993 5706">
          <text:p/>
        </draw:connector>
        <draw:connector draw:style-name="gr2" draw:text-style-name="P2" draw:layer="layout" draw:type="curve" svg:x1="13.898cm" svg:y1="17.076cm" svg:x2="12.613cm" svg:y2="20.103cm" draw:start-shape="id2" draw:start-glue-point="7" draw:end-shape="id3" draw:end-glue-point="11" svg:d="M13898 17076c0 2269-1285 756-1285 3027" svg:viewBox="0 0 1286 3028">
          <text:p/>
        </draw:connector>
      </draw:page>
      <draw:page draw:name="page2" draw:style-name="dp1" draw:master-page-name="Default">
        <draw:custom-shape draw:style-name="gr3" draw:text-style-name="P1" xml:id="id6" draw:id="id6" draw:layer="layout" svg:width="1.701cm" svg:height="1.656cm" svg:x="1.784cm" svg:y="1.889cm">
          <text:p text:style-name="P1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10" draw:id="id10" draw:layer="layout" svg:width="1.701cm" svg:height="1.656cm" svg:x="5.903cm" svg:y="2.919cm">
          <text:p text:style-name="P1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9" draw:id="id9" draw:layer="layout" svg:width="1.701cm" svg:height="1.656cm" svg:x="1.381cm" svg:y="5.471cm">
          <text:p text:style-name="P1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7" draw:id="id7" draw:layer="layout" svg:width="1.701cm" svg:height="1.656cm" svg:x="5.545cm" svg:y="5.829cm">
          <text:p text:style-name="P1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xml:id="id8" draw:id="id8" draw:layer="layout" svg:width="1.701cm" svg:height="1.657cm" svg:x="3.888cm" svg:y="8.067cm">
          <text:p text:style-name="P1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curve" svg:x1="3.236cm" svg:y1="3.303cm" svg:x2="5.794cm" svg:y2="6.071cm" draw:start-shape="id6" draw:start-glue-point="9" draw:end-shape="id7" draw:end-glue-point="5" svg:d="M3236 3303c0 2077 2558 694 2558 2768" svg:viewBox="0 0 2559 2769">
          <text:p/>
        </draw:connector>
        <draw:connector draw:style-name="gr2" draw:text-style-name="P2" draw:layer="layout" draw:type="curve" svg:x1="2.635cm" svg:y1="3.545cm" svg:x2="4.738cm" svg:y2="8.067cm" draw:start-shape="id6" draw:start-glue-point="8" draw:end-shape="id8" svg:d="M2635 3545c0 3391 2103 1131 2103 4522" svg:viewBox="0 0 2104 4523">
          <text:p/>
        </draw:connector>
        <draw:connector draw:style-name="gr2" draw:text-style-name="P2" draw:layer="layout" draw:type="lines" svg:x1="2.033cm" svg:y1="3.303cm" svg:x2="2.231cm" svg:y2="5.471cm" draw:start-shape="id6" draw:start-glue-point="7" draw:end-shape="id9" svg:d="M2033 3303v744l198 923v501" svg:viewBox="0 0 199 2169">
          <text:p/>
        </draw:connector>
        <draw:connector draw:style-name="gr2" draw:text-style-name="P2" draw:layer="layout" draw:type="curve" svg:x1="3.236cm" svg:y1="2.131cm" svg:x2="6.152cm" svg:y2="3.161cm" draw:start-shape="id6" draw:start-glue-point="11" draw:end-shape="id10" draw:end-glue-point="5" svg:d="M3236 2131c0-1114 2916-1629 2916 1030" svg:viewBox="0 0 2917 1938">
          <text:p/>
        </draw:connector>
        <draw:connector draw:style-name="gr2" draw:text-style-name="P2" draw:layer="layout" draw:type="curve" svg:x1="5.903cm" svg:y1="3.747cm" svg:x2="2.833cm" svg:y2="5.713cm" draw:start-shape="id10" draw:start-glue-point="6" draw:end-shape="id9" draw:end-glue-point="11" svg:d="M5903 3747c-2047 0-3070 655-3070 1966" svg:viewBox="0 0 3071 1967">
          <text:p/>
        </draw:connector>
        <draw:connector draw:style-name="gr2" draw:text-style-name="P2" draw:layer="layout" draw:type="curve" svg:x1="6.754cm" svg:y1="4.575cm" svg:x2="6.396cm" svg:y2="5.829cm" draw:start-shape="id10" draw:start-glue-point="8" draw:end-shape="id7" draw:end-glue-point="4" svg:d="M6754 4575c0 942-358 315-358 1254" svg:viewBox="0 0 359 1255">
          <text:p/>
        </draw:connector>
        <draw:connector draw:style-name="gr2" draw:text-style-name="P2" draw:layer="layout" draw:type="curve" svg:x1="6.152cm" svg:y1="4.333cm" svg:x2="4.137cm" svg:y2="8.309cm" draw:start-shape="id10" draw:start-glue-point="7" draw:end-shape="id8" draw:end-glue-point="5" svg:d="M6152 4333c0 2982-2015 994-2015 3976" svg:viewBox="0 0 2016 3977">
          <text:p/>
        </draw:connector>
        <draw:connector draw:style-name="gr2" draw:text-style-name="P2" draw:layer="layout" draw:type="curve" svg:x1="3.082cm" svg:y1="6.299cm" svg:x2="5.545cm" svg:y2="6.657cm" draw:start-shape="id9" draw:start-glue-point="10" draw:end-shape="id7" draw:end-glue-point="3" svg:d="M3082 6299c1846 0 615 358 2463 358" svg:viewBox="0 0 2464 359">
          <text:p/>
        </draw:connector>
        <draw:connector draw:style-name="gr2" draw:text-style-name="P2" draw:layer="layout" draw:type="curve" svg:x1="2.833cm" svg:y1="6.885cm" svg:x2="3.888cm" svg:y2="8.896cm" draw:start-shape="id9" draw:start-glue-point="9" draw:end-shape="id8" draw:end-glue-point="6" svg:d="M2833 6885c0 1341 351 2011 1055 2011" svg:viewBox="0 0 1056 2012">
          <text:p/>
        </draw:connector>
        <draw:connector draw:style-name="gr2" draw:text-style-name="P2" draw:layer="layout" draw:type="curve" svg:x1="5.794cm" svg:y1="7.243cm" svg:x2="5.34cm" svg:y2="8.309cm" draw:start-shape="id7" draw:start-glue-point="7" draw:end-shape="id8" draw:end-glue-point="11" svg:d="M5794 7243c0 799-454 267-454 1066" svg:viewBox="0 0 455 1067">
          <text:p/>
        </draw:connector>
        <draw:custom-shape draw:style-name="gr3" draw:text-style-name="P1" xml:id="id11" draw:id="id11" draw:layer="layout" svg:width="1.701cm" svg:height="1.656cm" svg:x="12.833cm" svg:y="1.8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14" draw:id="id14" draw:layer="layout" svg:width="1.701cm" svg:height="1.656cm" svg:x="16.952cm" svg:y="2.8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13" draw:id="id13" draw:layer="layout" svg:width="1.701cm" svg:height="1.656cm" svg:x="12.43cm" svg:y="5.38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12" draw:id="id12" draw:layer="layout" svg:width="1.701cm" svg:height="1.656cm" svg:x="16.594cm" svg:y="5.7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curve" svg:x1="14.285cm" svg:y1="3.215cm" svg:x2="16.843cm" svg:y2="5.983cm" draw:start-shape="id11" draw:start-glue-point="9" draw:end-shape="id12" draw:end-glue-point="5" svg:d="M14285 3215c0 2077 2558 694 2558 2768" svg:viewBox="0 0 2559 2769">
          <text:p/>
        </draw:connector>
        <draw:connector draw:style-name="gr2" draw:text-style-name="P2" draw:layer="layout" draw:type="lines" svg:x1="13.082cm" svg:y1="3.215cm" svg:x2="13.28cm" svg:y2="5.383cm" draw:start-shape="id11" draw:start-glue-point="7" draw:end-shape="id13" svg:d="M13082 3215v744l198 923v501" svg:viewBox="0 0 199 2169">
          <text:p/>
        </draw:connector>
        <draw:connector draw:style-name="gr2" draw:text-style-name="P2" draw:layer="layout" draw:type="curve" svg:x1="14.285cm" svg:y1="2.043cm" svg:x2="17.201cm" svg:y2="3.073cm" draw:start-shape="id11" draw:start-glue-point="11" draw:end-shape="id14" draw:end-glue-point="5" svg:d="M14285 2043c0-1114 2916-1629 2916 1030" svg:viewBox="0 0 2917 1938">
          <text:p/>
        </draw:connector>
        <draw:connector draw:style-name="gr2" draw:text-style-name="P2" draw:layer="layout" draw:type="curve" svg:x1="16.952cm" svg:y1="3.659cm" svg:x2="13.882cm" svg:y2="5.625cm" draw:start-shape="id14" draw:start-glue-point="6" draw:end-shape="id13" draw:end-glue-point="11" svg:d="M16952 3659c-2047 0-3070 655-3070 1966" svg:viewBox="0 0 3071 1967">
          <text:p/>
        </draw:connector>
        <draw:connector draw:style-name="gr2" draw:text-style-name="P2" draw:layer="layout" draw:type="curve" svg:x1="17.803cm" svg:y1="4.487cm" svg:x2="17.445cm" svg:y2="5.741cm" draw:start-shape="id14" draw:start-glue-point="8" draw:end-shape="id12" draw:end-glue-point="4" svg:d="M17803 4487c0 942-358 315-358 1254" svg:viewBox="0 0 359 1255">
          <text:p/>
        </draw:connector>
        <draw:connector draw:style-name="gr2" draw:text-style-name="P2" draw:layer="layout" draw:type="curve" svg:x1="14.131cm" svg:y1="6.211cm" svg:x2="16.594cm" svg:y2="6.569cm" draw:start-shape="id13" draw:start-glue-point="10" draw:end-shape="id12" draw:end-glue-point="3" svg:d="M14131 6211c1846 0 615 358 2463 358" svg:viewBox="0 0 2464 359">
          <text:p/>
        </draw:connector>
        <draw:custom-shape draw:style-name="gr3" draw:text-style-name="P1" xml:id="id15" draw:id="id15" draw:layer="layout" svg:width="1.701cm" svg:height="1.656cm" svg:x="12.303cm" svg:y="12.8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17" draw:id="id17" draw:layer="layout" svg:width="1.701cm" svg:height="1.656cm" svg:x="16.422cm" svg:y="13.83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16" draw:id="id16" draw:layer="layout" svg:width="1.701cm" svg:height="1.656cm" svg:x="16.064cm" svg:y="16.7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curve" svg:x1="13.755cm" svg:y1="14.217cm" svg:x2="16.313cm" svg:y2="16.985cm" draw:start-shape="id15" draw:start-glue-point="9" draw:end-shape="id16" draw:end-glue-point="5" svg:d="M13755 14217c0 2077 2558 694 2558 2768" svg:viewBox="0 0 2559 2769">
          <text:p/>
        </draw:connector>
        <draw:connector draw:style-name="gr2" draw:text-style-name="P2" draw:layer="layout" draw:type="curve" svg:x1="13.755cm" svg:y1="13.045cm" svg:x2="16.671cm" svg:y2="14.075cm" draw:start-shape="id15" draw:start-glue-point="11" draw:end-shape="id17" draw:end-glue-point="5" svg:d="M13755 13045c0-1114 2916-1629 2916 1030" svg:viewBox="0 0 2917 1938">
          <text:p/>
        </draw:connector>
        <draw:connector draw:style-name="gr2" draw:text-style-name="P2" draw:layer="layout" draw:type="curve" svg:x1="17.273cm" svg:y1="15.489cm" svg:x2="16.915cm" svg:y2="16.743cm" draw:start-shape="id17" draw:start-glue-point="8" draw:end-shape="id16" draw:end-glue-point="4" svg:d="M17273 15489c0 942-358 315-358 1254" svg:viewBox="0 0 359 1255">
          <text:p/>
        </draw:connector>
        <draw:custom-shape draw:style-name="gr3" draw:text-style-name="P1" xml:id="id18" draw:id="id18" draw:layer="layout" svg:width="1.701cm" svg:height="1.656cm" svg:x="2.165cm" svg:y="17.3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19" draw:id="id19" draw:layer="layout" svg:width="1.701cm" svg:height="1.656cm" svg:x="6.284cm" svg:y="18.3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curve" svg:x1="3.617cm" svg:y1="17.606cm" svg:x2="6.533cm" svg:y2="18.636cm" draw:start-shape="id18" draw:start-glue-point="11" draw:end-shape="id19" draw:end-glue-point="5" svg:d="M3617 17606c0-1114 2916-1629 2916 1030" svg:viewBox="0 0 2917 1938">
          <text:p/>
        </draw:connector>
        <draw:custom-shape draw:style-name="gr3" draw:text-style-name="P1" draw:layer="layout" svg:width="1.701cm" svg:height="1.656cm" svg:x="10.652cm" svg:y="23.7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2" draw:layer="layout" svg:x1="7.985cm" svg:y1="4.937cm" svg:x2="12.557cm" svg:y2="4.937cm">
          <text:p/>
        </draw:line>
        <draw:line draw:style-name="gr5" draw:text-style-name="P2" draw:layer="layout" svg:x1="15.097cm" svg:y1="7.35cm" svg:x2="14.335cm" svg:y2="11.16cm">
          <text:p/>
        </draw:line>
        <draw:line draw:style-name="gr6" draw:text-style-name="P2" draw:layer="layout" svg:x1="12.43cm" svg:y1="15.097cm" svg:x2="6.842cm" svg:y2="17.002cm">
          <text:p/>
        </draw:line>
        <draw:line draw:style-name="gr6" draw:text-style-name="P2" draw:layer="layout" svg:x1="8.366cm" svg:y1="20.939cm" svg:x2="10.271cm" svg:y2="23.09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1T10:43:11.811320309</meta:creation-date>
    <dc:date>2017-12-06T21:23:30.542043344</dc:date>
    <meta:editing-duration>PT7M44S</meta:editing-duration>
    <meta:editing-cycles>2</meta:editing-cycles>
    <meta:generator>LibreOffice/5.1.6.2$Linux_X86_64 LibreOffice_project/10m0$Build-2</meta:generator>
    <meta:document-statistic meta:object-count="54"/>
  </office:meta>
</office:document-meta>
</file>